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869" officeooo:paragraph-rsid="00055869"/>
    </style:style>
    <style:style style:name="P2" style:family="paragraph" style:parent-style-name="Standard">
      <style:text-properties fo:font-weight="bold" officeooo:rsid="00055869" officeooo:paragraph-rsid="00055869" style:font-weight-asian="bold" style:font-weight-complex="bold"/>
    </style:style>
    <style:style style:name="P3" style:family="paragraph" style:parent-style-name="Standard" style:list-style-name="L1">
      <style:text-properties officeooo:rsid="00055869" officeooo:paragraph-rsid="00055869"/>
    </style:style>
    <style:style style:name="P4" style:family="paragraph" style:parent-style-name="Standard">
      <style:text-properties officeooo:rsid="00055869" officeooo:paragraph-rsid="00055869"/>
    </style:style>
    <style:style style:name="P5" style:family="paragraph" style:parent-style-name="Standard">
      <style:text-properties officeooo:rsid="0006bb30" officeooo:paragraph-rsid="0006bb30"/>
    </style:style>
    <style:style style:name="T1" style:family="text">
      <style:text-properties officeooo:rsid="0006bb30"/>
    </style:style>
    <style:style style:name="T2" style:family="text">
      <style:text-properties officeooo:rsid="0005586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s:</text:p>
      <text:p text:style-name="P1"/>
      <text:p text:style-name="P2">Order elevator from outside:</text:p>
      <text:p text:style-name="P1"/>
      <text:p text:style-name="P1">Main Success Scenario:</text:p>
      <text:list xml:id="list1560290926270950519" text:style-name="L1">
        <text:list-item>
          <text:p text:style-name="P3">User pushes/triggers up or down button.</text:p>
        </text:list-item>
        <text:list-item>
          <text:p text:style-name="P3">Elevator goes directly to the triggered buttons floor.</text:p>
        </text:list-item>
        <text:list-item>
          <text:p text:style-name="P3">Elevator stops</text:p>
        </text:list-item>
        <text:list-item>
          <text:p text:style-name="P3">Elevator opens door <text:span text:style-name="T1">for 3 seconds.</text:span></text:p>
        </text:list-item>
        <text:list-item>
          <text:p text:style-name="P3">User goes inside.</text:p>
        </text:list-item>
        <text:list-item>
          <text:p text:style-name="P3">Elevator closes doors after 3 seconds.</text:p>
        </text:list-item>
        <text:list-item>
          <text:p text:style-name="P3">User chooses a floor to go to by pushing one of <text:span text:style-name="T1">the following buttons: 1,2,3 or 4.</text:span></text:p>
        </text:list-item>
        <text:list-item>
          <text:p text:style-name="P3">Elevator goes to that floor.</text:p>
        </text:list-item>
        <text:list-item>
          <text:p text:style-name="P3">Elevator stops.</text:p>
        </text:list-item>
        <text:list-item>
          <text:p text:style-name="P3">Elevator opens doors.</text:p>
        </text:list-item>
        <text:list-item>
          <text:p text:style-name="P3">Elevator closes doors after 3 seconds.</text:p>
        </text:list-item>
        <text:list-item>
          <text:p text:style-name="P3">New cycle starts here.</text:p>
        </text:list-item>
      </text:list>
      <text:p text:style-name="P1"/>
      <text:p text:style-name="P1">Extensions:</text:p>
      <text:p text:style-name="P5">2a: <text:span text:style-name="T2">User waits on elevator to perform its necessary actions.</text:span></text:p>
      <text:p text:style-name="P1">3a: Elevator goes past the triggered floor if down button is pushed and elevator is on its way up from another trigger.</text:p>
      <text:p text:style-name="P1">3b: Elevator goes past the triggered floor if up button is pushed and elevator is on its way down from another trigger.</text:p>
      <text:p text:style-name="P1">8a: By mistake more than one floor, the elevator stops at the nearest one that is in the same direction.</text:p>
      <text:p text:style-name="P1">9a: Elevator stops at floors where a trigger for the same direction has appear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0:13:57.951895776</meta:creation-date>
    <dc:date>2018-02-02T13:19:26.842757400</dc:date>
    <meta:editing-duration>PT5M4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78" meta:character-count="983" meta:non-whitespace-character-count="838"/>
  </office:meta>
</office:document-meta>
</file>